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32.85pt" fo:break-before="auto" style:use-optimal-row-height="true"/>
    </style:style>
    <style:style style:name="ro4" style:family="table-row">
      <style:table-row-properties style:row-height="43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Photoresistor</text:p>
          </table:table-cell>
          <table:table-cell/>
          <table:table-cell table:style-name="ce3" office:value-type="string" calcext:value-type="string">
            <text:p>350-00009-ND</text:p>
          </table:table-cell>
          <table:table-cell office:value-type="string" calcext:value-type="string">
            <text:p>LD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8" table:formula="of:=SUM([.E5]*[.F5])" office:value-type="currency" office:currency="USD" office:value="1.99" calcext:value-type="currency">
            <text:p>$1.99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3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Female Headers (9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07-ND</text:p>
          </table:table-cell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4" calcext:value-type="currency">
            <text:p>$0.94</text:p>
          </table:table-cell>
          <table:table-cell table:style-name="ce8" table:formula="of:=SUM([.E21]*[.F21])" office:value-type="currency" office:currency="USD" office:value="0.94" calcext:value-type="currency">
            <text:p>$0.94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Main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3.45" calcext:value-type="currency">
            <text:p>$13.45</text:p>
          </table:table-cell>
          <table:table-cell table:style-name="ce8" table:formula="of:=SUM([.E33]*[.F33])" office:value-type="currency" office:currency="USD" office:value="13.45" calcext:value-type="currency">
            <text:p>$13.45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Other PCB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7.47" calcext:value-type="currency">
            <text:p>$7.47</text:p>
          </table:table-cell>
          <table:table-cell table:style-name="ce8" table:formula="of:=SUM([.E35]*[.F35])" office:value-type="currency" office:currency="USD" office:value="7.47" calcext:value-type="currency">
            <text:p>$7.47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5])" office:value-type="currency" office:currency="USD" office:value="93.64" calcext:value-type="currency">
            <text:p>$93.64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2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7]-[.G31])" office:value-type="currency" office:currency="USD" office:value="74.64" calcext:value-type="currency">
            <text:p>$74.64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6:46:16.9857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6-28T16:52:16.208817000</dc:date>
    <meta:editing-duration>P1DT1H54M39S</meta:editing-duration>
    <meta:editing-cycles>15</meta:editing-cycles>
    <meta:generator>LibreOffice/4.4.3.2$MacOSX_X86_64 LibreOffice_project/88805f81e9fe61362df02b9941de8e38a9b5fd16</meta:generator>
    <meta:document-statistic meta:table-count="1" meta:cell-count="107" meta:object-count="0"/>
    <meta:user-defined meta:name=""/>
  </office:meta>
</office:document-meta>
</file>